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04cm"/>
    </style:style>
    <style:style style:name="co2" style:family="table-column">
      <style:table-column-properties fo:break-before="auto" style:column-width="5.145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74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EXAMPLE DATA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2" office:value-type="string" calcext:value-type="string">
            <text:p>Create a Django model for Rides with fields: rider, driver, pickup_location, dropoff_location, status, created_at, updated_at.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localhost:8000/api/rides/</text:p>
          </table:table-cell>
          <table:table-cell office:value-type="string" calcext:value-type="string">
            <text:p>get</text:p>
          </table:table-cell>
          <table:table-cell/>
          <table:table-cell table:style-name="ce2" office:value-type="string" calcext:value-type="string">
            <text:p>Implement API endpoints for creating a ride request, viewing a ride's details, and listing all rides.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localhost:8000/api/rides/</text:p>
          </table:table-cell>
          <table:table-cell office:value-type="string" calcext:value-type="string">
            <text:p>post</text:p>
          </table:table-cell>
          <table:table-cell table:style-name="ce2" office:value-type="string" calcext:value-type="string">
            <text:p>{ "rider": 1, "driver": null, "pickup_location": "123 Main St", "dropoff_location": "456 Elm St", "status": "REQUESTED"}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localhost:8000/api/rides/1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ocalhost:8000/api/rides/1/update_status/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nothing required</text:p>
            <text:p>Note: pass the corresponding id in the Url</text:p>
          </table:table-cell>
          <table:table-cell table:style-name="ce2" office:value-type="string" calcext:value-type="string">
            <text:p>Implement API endpoints for updating the status of a ride. For example, when a ride is started, completed, or cancelled.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localhost:8000/api/driver/1/availabl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hing required</text:p>
          </table:table-cell>
          <table:table-cell table:style-name="ce2" office:value-type="string" calcext:value-type="string">
            <text:p>Implement an algorithm for matching ride requests with available drivers. This could be based on proximity, or other factors.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localhost:8000/api/rides/1/accept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“”</text:p>
          </table:table-cell>
          <table:table-cell table:style-name="ce2" office:value-type="string" calcext:value-type="string">
            <text:p>Implement an API endpoint for drivers to accept a ride request.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Need to execute one script in</text:p>
            <text:p>task/UpdateJob</text:p>
          </table:table-cell>
          <table:table-cell table:style-name="ce2"/>
          <table:table-cell/>
          <table:table-cell table:style-name="ce2" office:value-type="string" calcext:value-type="string">
            <text:p>Implement a simulation of real-time ride tracking. This could involve periodically updating the ride's current location.</text:p>
          </table:table-cell>
          <table:table-cell office:value-type="string" calcext:value-type="string">
            <text:p>don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23:37:30.320265850</meta:creation-date>
    <dc:date>2024-04-30T00:08:04.939789264</dc:date>
    <meta:editing-duration>PT30M35S</meta:editing-duration>
    <meta:editing-cycles>19</meta:editing-cycles>
    <meta:generator>LibreOffice/7.3.7.2$Linux_X86_64 LibreOffice_project/30$Build-2</meta:generator>
    <meta:document-statistic meta:table-count="1" meta:cell-count="38" meta:object-count="0"/>
  </office:meta>
</office:document-meta>
</file>